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Lohit Devanagari" svg:font-family="'Lohit Devanagari'"/>
    <style:font-face style:name="Courier New" svg:font-family="'Courier New'" style:font-adornments="Regular" style:font-pitch="fixed"/>
    <style:font-face style:name="MS Gothic" svg:font-family="'MS Gothic'" style:font-pitch="variable"/>
    <style:font-face style:name="Tahoma" svg:font-family="Tahoma"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in" table:align="margins" style:writing-mode="lr-tb"/>
    </style:style>
    <style:style style:name="Table1.A" style:family="table-column">
      <style:table-column-properties style:column-width="1.875in" style:rel-column-width="19504*"/>
    </style:style>
    <style:style style:name="Table1.B" style:family="table-column">
      <style:table-column-properties style:column-width="2.325in" style:rel-column-width="24185*"/>
    </style:style>
    <style:style style:name="Table1.C" style:family="table-column">
      <style:table-column-properties style:column-width="2.1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language="en" fo:country="GB"/>
    </style:style>
    <style:style style:name="P2" style:family="paragraph" style:parent-style-name="Table_20_Contents">
      <style:text-properties fo:language="en" fo:country="GB" officeooo:rsid="00209e77" officeooo:paragraph-rsid="00209e77"/>
    </style:style>
    <style:style style:name="P3" style:family="paragraph" style:parent-style-name="Table_20_Contents">
      <style:text-properties fo:language="en" fo:country="GB" officeooo:rsid="00247200" officeooo:paragraph-rsid="00247200"/>
    </style:style>
    <style:style style:name="P4" style:family="paragraph" style:parent-style-name="Table_20_Contents">
      <style:text-properties fo:language="en" fo:country="GB" officeooo:rsid="00245cc6" officeooo:paragraph-rsid="00245cc6"/>
    </style:style>
    <style:style style:name="P5" style:family="paragraph" style:parent-style-name="Table_20_Contents">
      <style:text-properties fo:language="en" fo:country="GB" officeooo:rsid="00254111" officeooo:paragraph-rsid="00254111"/>
    </style:style>
    <style:style style:name="P6" style:family="paragraph" style:parent-style-name="Table_20_Contents">
      <style:text-properties fo:language="en" fo:country="GB" officeooo:rsid="00275f08" officeooo:paragraph-rsid="00275f08"/>
    </style:style>
    <style:style style:name="P7" style:family="paragraph" style:parent-style-name="Table_20_Contents">
      <style:text-properties fo:language="en" fo:country="GB" officeooo:rsid="002a8cef" officeooo:paragraph-rsid="002a8cef"/>
    </style:style>
    <style:style style:name="P8" style:family="paragraph" style:parent-style-name="Table_20_Contents">
      <style:text-properties fo:language="en" fo:country="GB" officeooo:rsid="002bed1f" officeooo:paragraph-rsid="002bed1f"/>
    </style:style>
    <style:style style:name="P9" style:family="paragraph" style:parent-style-name="Table_20_Contents">
      <style:text-properties fo:language="en" fo:country="GB" officeooo:rsid="002cc631" officeooo:paragraph-rsid="002cc631"/>
    </style:style>
    <style:style style:name="P10" style:family="paragraph" style:parent-style-name="Table_20_Contents">
      <style:text-properties fo:language="en" fo:country="GB" officeooo:rsid="002d933b" officeooo:paragraph-rsid="002d933b"/>
    </style:style>
    <style:style style:name="P11" style:family="paragraph" style:parent-style-name="Table_20_Contents">
      <style:text-properties fo:language="en" fo:country="GB" officeooo:rsid="00321c5c" officeooo:paragraph-rsid="00321c5c"/>
    </style:style>
    <style:style style:name="P12" style:family="paragraph" style:parent-style-name="Table_20_Contents">
      <style:text-properties fo:language="en" fo:country="GB" officeooo:rsid="003367b8" officeooo:paragraph-rsid="003367b8"/>
    </style:style>
    <style:style style:name="P13" style:family="paragraph" style:parent-style-name="Standard">
      <style:text-properties fo:language="en" fo:country="GB"/>
    </style:style>
    <style:style style:name="P14" style:family="paragraph" style:parent-style-name="Standard">
      <style:text-properties fo:language="en" fo:country="GB" officeooo:rsid="00209e77" officeooo:paragraph-rsid="00209e77"/>
    </style:style>
    <style:style style:name="P15" style:family="paragraph" style:parent-style-name="Standard">
      <style:text-properties fo:language="en" fo:country="GB" officeooo:rsid="00351aef" officeooo:paragraph-rsid="00351aef"/>
    </style:style>
    <style:style style:name="P16" style:family="paragraph" style:parent-style-name="Standard">
      <style:text-properties fo:language="en" fo:country="GB" officeooo:rsid="0036c470" officeooo:paragraph-rsid="0036c470"/>
    </style:style>
    <style:style style:name="P17" style:family="paragraph" style:parent-style-name="Standard">
      <style:text-properties fo:language="en" fo:country="GB" officeooo:rsid="0037bf70" officeooo:paragraph-rsid="0037bf70"/>
    </style:style>
    <style:style style:name="P18" style:family="paragraph" style:parent-style-name="Standard">
      <style:text-properties fo:language="en" fo:country="GB" officeooo:rsid="003df789" officeooo:paragraph-rsid="003df789"/>
    </style:style>
    <style:style style:name="P19" style:family="paragraph" style:parent-style-name="Standard">
      <style:text-properties fo:language="en" fo:country="GB" officeooo:rsid="004420d5" officeooo:paragraph-rsid="004420d5"/>
    </style:style>
    <style:style style:name="P20" style:family="paragraph" style:parent-style-name="Standard">
      <style:text-properties fo:language="en" fo:country="GB" officeooo:rsid="00476d76" officeooo:paragraph-rsid="00476d76"/>
    </style:style>
    <style:style style:name="P21" style:family="paragraph" style:parent-style-name="Standard">
      <style:text-properties fo:language="en" fo:country="GB" officeooo:rsid="006b8a9f" officeooo:paragraph-rsid="006b8a9f"/>
    </style:style>
    <style:style style:name="P22" style:family="paragraph" style:parent-style-name="Standard">
      <style:text-properties fo:language="en" fo:country="GB" officeooo:rsid="006c5bd5" officeooo:paragraph-rsid="006c5bd5"/>
    </style:style>
    <style:style style:name="P23" style:family="paragraph" style:parent-style-name="Standard">
      <style:text-properties fo:language="en" fo:country="GB" officeooo:rsid="006ee932" officeooo:paragraph-rsid="006ee932"/>
    </style:style>
    <style:style style:name="P24" style:family="paragraph" style:parent-style-name="Standard" style:master-page-name="Standard">
      <style:paragraph-properties style:page-number="auto"/>
      <style:text-properties fo:language="en" fo:country="GB"/>
    </style:style>
    <style:style style:name="P25" style:family="paragraph" style:parent-style-name="Standard" style:list-style-name="WWNum1">
      <style:text-properties fo:language="en" fo:country="GB"/>
    </style:style>
    <style:style style:name="P26" style:family="paragraph" style:parent-style-name="Standard" style:list-style-name="WWNum2">
      <style:text-properties fo:language="en" fo:country="GB"/>
    </style:style>
    <style:style style:name="P27" style:family="paragraph" style:parent-style-name="Standard">
      <style:text-properties fo:language="en" fo:country="GB" officeooo:rsid="006ee932" officeooo:paragraph-rsid="006ee932"/>
    </style:style>
    <style:style style:name="P28" style:family="paragraph" style:parent-style-name="Standard">
      <style:text-properties fo:language="en" fo:country="GB" officeooo:rsid="007b2e01" officeooo:paragraph-rsid="007b2e01"/>
    </style:style>
    <style:style style:name="P29" style:family="paragraph" style:parent-style-name="Standard">
      <style:text-properties fo:language="en" fo:country="GB" officeooo:rsid="00825b74" officeooo:paragraph-rsid="00825b74"/>
    </style:style>
    <style:style style:name="P30" style:family="paragraph" style:parent-style-name="Standard">
      <style:text-properties fo:language="en" fo:country="GB" officeooo:rsid="0086535d" officeooo:paragraph-rsid="0086535d"/>
    </style:style>
    <style:style style:name="P31" style:family="paragraph" style:parent-style-name="Standard">
      <style:text-properties fo:language="de" fo:country="DE" officeooo:rsid="00793f88" officeooo:paragraph-rsid="00793f88"/>
    </style:style>
    <style:style style:name="P32" style:family="paragraph" style:parent-style-name="Standard">
      <style:text-properties fo:language="de" fo:country="DE" officeooo:rsid="007a362a" officeooo:paragraph-rsid="007a362a"/>
    </style:style>
    <style:style style:name="T1" style:family="text">
      <style:text-properties officeooo:rsid="0030f266"/>
    </style:style>
    <style:style style:name="T2" style:family="text">
      <style:text-properties officeooo:rsid="0037bf70"/>
    </style:style>
    <style:style style:name="T3" style:family="text">
      <style:text-properties officeooo:rsid="0038e017"/>
    </style:style>
    <style:style style:name="T4" style:family="text">
      <style:text-properties officeooo:rsid="00399031"/>
    </style:style>
    <style:style style:name="T5" style:family="text">
      <style:text-properties officeooo:rsid="003cdd30"/>
    </style:style>
    <style:style style:name="T6" style:family="text">
      <style:text-properties officeooo:rsid="0047bc36"/>
    </style:style>
    <style:style style:name="T7" style:family="text">
      <style:text-properties officeooo:rsid="004b7593"/>
    </style:style>
    <style:style style:name="T8" style:family="text">
      <style:text-properties officeooo:rsid="004d2576"/>
    </style:style>
    <style:style style:name="T9" style:family="text">
      <style:text-properties officeooo:rsid="004d30c9"/>
    </style:style>
    <style:style style:name="T10" style:family="text">
      <style:text-properties officeooo:rsid="004e01fd"/>
    </style:style>
    <style:style style:name="T11" style:family="text">
      <style:text-properties officeooo:rsid="004e2575"/>
    </style:style>
    <style:style style:name="T12" style:family="text">
      <style:text-properties officeooo:rsid="004fa34e"/>
    </style:style>
    <style:style style:name="T13" style:family="text">
      <style:text-properties officeooo:rsid="00507342"/>
    </style:style>
    <style:style style:name="T14" style:family="text">
      <style:text-properties officeooo:rsid="0053e3bd"/>
    </style:style>
    <style:style style:name="T15" style:family="text">
      <style:text-properties officeooo:rsid="0056f70f"/>
    </style:style>
    <style:style style:name="T16" style:family="text">
      <style:text-properties officeooo:rsid="005a0df1"/>
    </style:style>
    <style:style style:name="T17" style:family="text">
      <style:text-properties officeooo:rsid="005a85a1"/>
    </style:style>
    <style:style style:name="T18" style:family="text">
      <style:text-properties officeooo:rsid="005c6e9c"/>
    </style:style>
    <style:style style:name="T19" style:family="text">
      <style:text-properties officeooo:rsid="005f1988"/>
    </style:style>
    <style:style style:name="T20" style:family="text">
      <style:text-properties officeooo:rsid="005f19b0"/>
    </style:style>
    <style:style style:name="T21" style:family="text">
      <style:text-properties officeooo:rsid="005fa514"/>
    </style:style>
    <style:style style:name="T22" style:family="text">
      <style:text-properties officeooo:rsid="0060ed1b"/>
    </style:style>
    <style:style style:name="T23" style:family="text">
      <style:text-properties officeooo:rsid="00678f0a"/>
    </style:style>
    <style:style style:name="T24" style:family="text">
      <style:text-properties officeooo:rsid="006dfa6f"/>
    </style:style>
    <style:style style:name="T25" style:family="text">
      <style:text-properties fo:language="de" fo:country="DE"/>
    </style:style>
    <style:style style:name="T26" style:family="text">
      <style:text-properties fo:language="de" fo:country="DE" officeooo:rsid="0071ef61"/>
    </style:style>
    <style:style style:name="T27" style:family="text">
      <style:text-properties fo:language="de" fo:country="DE" officeooo:rsid="007344b4"/>
    </style:style>
    <style:style style:name="T28" style:family="text">
      <style:text-properties fo:language="de" fo:country="DE" officeooo:rsid="00883ee3"/>
    </style:style>
    <style:style style:name="T29" style:family="text">
      <style:text-properties fo:language="de" fo:country="DE" officeooo:rsid="008a176f"/>
    </style:style>
    <style:style style:name="T30" style:family="text">
      <style:text-properties officeooo:rsid="006e07c0"/>
    </style:style>
    <style:style style:name="T31" style:family="text">
      <style:text-properties officeooo:rsid="006fb7e9"/>
    </style:style>
    <style:style style:name="T32" style:family="text">
      <style:text-properties officeooo:rsid="0071a942"/>
    </style:style>
    <style:style style:name="T33" style:family="text">
      <style:text-properties officeooo:rsid="0071ef61"/>
    </style:style>
    <style:style style:name="T34" style:family="text">
      <style:text-properties officeooo:rsid="007b4a8f"/>
    </style:style>
    <style:style style:name="T35" style:family="text">
      <style:text-properties officeooo:rsid="007cda01"/>
    </style:style>
    <style:style style:name="T36" style:family="text">
      <style:text-properties officeooo:rsid="0082e180"/>
    </style:style>
    <style:style style:name="T37" style:family="text">
      <style:text-properties officeooo:rsid="008387e6"/>
    </style:style>
    <style:style style:name="T38" style:family="text">
      <style:text-properties officeooo:rsid="00846e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nglish</text:p>
      <text:p text:style-name="P13">20.11.21</text:p>
      <text:p text:style-name="P13">Flyer</text:p>
      <text:list xml:id="list1489306866" text:style-name="WWNum1">
        <text:list-item>
          <text:p text:style-name="P25">General information</text:p>
        </text:list-item>
        <text:list-item>
          <text:p text:style-name="P25">Life on a ship</text:p>
        </text:list-item>
        <text:list-item>
          <text:p text:style-name="P25">The project itself</text:p>
        </text:list-item>
        <text:list-item>
          <text:p text:style-name="P25">Layout: pictures</text:p>
        </text:list-item>
        <text:list-item>
          <text:p text:style-name="P25">Only relevant/important information</text:p>
        </text:list-item>
        <text:list-item>
          <text:p text:style-name="P25">Use vibrant colors</text:p>
        </text:list-item>
        <text:list-item>
          <text:p text:style-name="P25">Language: English, German and Spanish</text:p>
        </text:list-item>
        <text:list-item>
          <text:p text:style-name="P25">Register: formal/easy language</text:p>
        </text:list-item>
        <text:list-item>
          <text:p text:style-name="P25">Explain ship terms</text:p>
        </text:list-item>
        <text:list-item>
          <text:p text:style-name="P25">Style (make it interesting)</text:p>
        </text:list-item>
        <text:list-item>
          <text:p text:style-name="P25">Check grammar and spelling</text:p>
        </text:list-item>
      </text:list>
      <text:p text:style-name="P13"/>
      <text:p text:style-name="P13">10.12.2021</text:p>
      <text:list xml:id="list1622480580" text:style-name="WWNum2">
        <text:list-item>
          <text:p text:style-name="P26">Developed -&gt; more economy -&gt; more overall wealth</text:p>
        </text:list-item>
        <text:list-item>
          <text:p text:style-name="P26">In general more advanced (machines, etc.)</text:p>
        </text:list-item>
        <text:list-item>
          <text:p text:style-name="P26">Includes most of Europe, USA, Canada, Japan, South Korea, Taiwan.</text:p>
        </text:list-item>
      </text:list>
      <text:p text:style-name="P13"/>
      <text:p text:style-name="P13">The book might be about a native who arrived in a western city for the first time in his life.</text:p>
      <text:p text:style-name="P13">Reader p.3</text:p>
      <text:p text:style-name="P13">4) I did not think of “thinking”, “things” and “time”. I didn’t consider other cultures that might deviate in these points, because I just compared western culture with other “civilized” but not so developed cultures / countries. </text:p>
      <text:p text:style-name="P13">5) The Samoan people are depicted as very chill and not at all stressed about anything, whilst the Europeans are depicted as being very stressed all the time. That of course also comes from the fact that the entire text was written through the eyes of a Samoan chief and is therefore not objective.</text:p>
      <text:p text:style-name="P13">6) The Samoan chief would probably not get the concept of newspaper, because where he comes from, everything big that happens is spread by word of mouth and doesn’t need to be written down to travel for hundreds of kilometers. He also wouldn’t understand money, because he wouldn’t see a use for it in Samoan culture, because there you share everything anyways. Fitness center also aren’t needed in Samoan culture. A fitness center is basically just a place to artificially stress your body physically, which fully goes against the Samoan style of relaxing and not needing to stress.</text:p>
      <text:p text:style-name="P13"/>
      <text:p text:style-name="P13"><text:soft-page-break/>17.12.2021</text:p>
      <text:p text:style-name="P13">P.6</text:p>
      <text:p text:style-name="P13">1)<text:tab/>What she means by that is that we shouldn’t think about how other people- thinking deviates because of their language and vocabulary, but instead how we think about our thinking.</text:p>
      <text:p text:style-name="P13"/>
      <text:p text:style-name="P13">2021.02.16</text:p>
      <text:p text:style-name="P13">p.9</text:p>
      <text:p text:style-name="P13">In the text, the toolkit for gender sensitive language that was made in by the EIGE in cooperation with Thesaurus is presented to us. The toolkit wants to achieve that we realize, how important it is to use gender sensitive language and how using it influences other people. It also shows how using gender discriminatory language influences someone in a bad way. The toolkit is mostly made for public speakers, policy makers and other writers who write for the public and therefore influence a lot of people. Even though the toolkit is made for English only, most of the concepts shown in it are also applicable to other languages, because gender discrimination is not exclusive to the English language.</text:p>
      <text:p text:style-name="P13"/>
      <table:table table:name="Table1" table:style-name="Table1">
        <table:table-column table:style-name="Table1.A"/>
        <table:table-column table:style-name="Table1.B"/>
        <table:table-column table:style-name="Table1.C"/>
        <table:table-row table:style-name="TableLine2997369629920">
          <table:table-cell table:style-name="Table1.A1" office:value-type="string">
            <text:p text:style-name="P2">Human Impacts in video clip „Man”</text:p>
          </table:table-cell>
          <table:table-cell table:style-name="Table1.A1" office:value-type="string">
            <text:p text:style-name="P2">Explanation</text:p>
          </table:table-cell>
          <table:table-cell table:style-name="Table1.C1" office:value-type="string">
            <text:p text:style-name="P2">German Translation</text:p>
          </table:table-cell>
        </table:table-row>
        <table:table-row table:style-name="TableLine2997369625840">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27200">
          <table:table-cell table:style-name="Table1.A2" office:value-type="string">
            <text:p text:style-name="P2">Poultry industry</text:p>
          </table:table-cell>
          <table:table-cell table:style-name="Table1.A2" office:value-type="string">
            <text:p text:style-name="P3">The Industry around hatching, breeding and slaughtering chicken</text:p>
          </table:table-cell>
          <table:table-cell table:style-name="Table1.C2" office:value-type="string">
            <text:p text:style-name="P4">Hühnchen Industrie</text:p>
          </table:table-cell>
        </table:table-row>
        <table:table-row table:style-name="TableLine2997369626656">
          <table:table-cell table:style-name="Table1.A2" office:value-type="string">
            <text:p text:style-name="P2">Marine pollution</text:p>
          </table:table-cell>
          <table:table-cell table:style-name="Table1.A2" office:value-type="string">
            <text:p text:style-name="P5">Toxic or otherwise harmful stuff, often waste, dropped into the sea, leading to pollution.</text:p>
          </table:table-cell>
          <table:table-cell table:style-name="Table1.C2" office:value-type="string">
            <text:p text:style-name="P5">Meeresverschmutzung</text:p>
          </table:table-cell>
        </table:table-row>
        <table:table-row table:style-name="TableLine2997369633184">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22032">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23936">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31552">
          <table:table-cell table:style-name="Table1.A2" office:value-type="string">
            <text:p text:style-name="P2">Animal testing</text:p>
          </table:table-cell>
          <table:table-cell table:style-name="Table1.A2" office:value-type="string">
            <text:p text:style-name="P6">The process of first testing medicine or other medical products on animals first</text:p>
          </table:table-cell>
          <table:table-cell table:style-name="Table1.C2" office:value-type="string">
            <text:p text:style-name="P6">Tierversuche</text:p>
          </table:table-cell>
        </table:table-row>
        <table:table-row table:style-name="TableLine2997369627472">
          <table:table-cell table:style-name="Table1.A2" office:value-type="string">
            <text:p text:style-name="P2">Mass meat production</text:p>
          </table:table-cell>
          <table:table-cell table:style-name="Table1.A2" office:value-type="string">
            <text:p text:style-name="P7">The process of producing meat in factories in huge amounts</text:p>
          </table:table-cell>
          <table:table-cell table:style-name="Table1.C2" office:value-type="string">
            <text:p text:style-name="P8">Massenproduktion / Massentierhaltung</text:p>
          </table:table-cell>
        </table:table-row>
        <table:table-row table:style-name="TableLine2997369629376">
          <table:table-cell table:style-name="Table1.A2" office:value-type="string">
            <text:p text:style-name="P2">overfishing</text:p>
          </table:table-cell>
          <table:table-cell table:style-name="Table1.A2" office:value-type="string">
            <text:p text:style-name="P9">The taking out fish out of the oceans in unsustainable quantities</text:p>
          </table:table-cell>
          <table:table-cell table:style-name="Table1.C2" office:value-type="string">
            <text:p text:style-name="P9">Überfischung</text:p>
          </table:table-cell>
        </table:table-row>
        <text:soft-page-break/>
        <table:table-row table:style-name="TableLine2997369626112">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18768">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row table:style-name="TableLine2997369625296">
          <table:table-cell table:style-name="Table1.A2" office:value-type="string">
            <text:p text:style-name="P2">deforestation</text:p>
          </table:table-cell>
          <table:table-cell table:style-name="Table1.A2" office:value-type="string">
            <text:p text:style-name="P10">The chopping down <text:span text:style-name="T1">of </text:span>trees in a large scale</text:p>
          </table:table-cell>
          <table:table-cell table:style-name="Table1.C2" office:value-type="string">
            <text:p text:style-name="P10">Rodung</text:p>
          </table:table-cell>
        </table:table-row>
        <table:table-row table:style-name="TableLine2997369627744">
          <table:table-cell table:style-name="Table1.A2" office:value-type="string">
            <text:p text:style-name="P2">E-Waste</text:p>
          </table:table-cell>
          <table:table-cell table:style-name="Table1.A2" office:value-type="string">
            <text:p text:style-name="P11">The leftover waste of old and now unused electronic products</text:p>
          </table:table-cell>
          <table:table-cell table:style-name="Table1.C2" office:value-type="string">
            <text:p text:style-name="P11">E-Müll</text:p>
          </table:table-cell>
        </table:table-row>
        <table:table-row table:style-name="TableLine2997369626928">
          <table:table-cell table:style-name="Table1.A2" office:value-type="string">
            <text:p text:style-name="P2">waste</text:p>
          </table:table-cell>
          <table:table-cell table:style-name="Table1.A2" office:value-type="string">
            <text:p text:style-name="P1"/>
          </table:table-cell>
          <table:table-cell table:style-name="Table1.C2" office:value-type="string">
            <text:p text:style-name="P12">Müll</text:p>
          </table:table-cell>
        </table:table-row>
        <table:table-row table:style-name="TableLine2997369628016">
          <table:table-cell table:style-name="Table1.A2" office:value-type="string">
            <text:p text:style-name="P2"/>
          </table:table-cell>
          <table:table-cell table:style-name="Table1.A2" office:value-type="string">
            <text:p text:style-name="P1"/>
          </table:table-cell>
          <table:table-cell table:style-name="Table1.C2" office:value-type="string">
            <text:p text:style-name="P1"/>
          </table:table-cell>
        </table:table-row>
      </table:table>
      <text:p text:style-name="P14"/>
      <text:p text:style-name="P15">only after the last iceberg has <text:span text:style-name="T4">been </text:span>melted,</text:p>
      <text:p text:style-name="P16">only after the last <text:span text:style-name="T2">sharkfin has been cut off,</text:span></text:p>
      <text:p text:style-name="P17">only after <text:span text:style-name="T3">the last </text:span><text:span text:style-name="T5">ore has been mined,</text:span></text:p>
      <text:p text:style-name="P18">only then you will realize, that you can’t buy nature with money.</text:p>
      <text:p text:style-name="P18"/>
      <text:p text:style-name="P19">Chart description:</text:p>
      <text:p text:style-name="P20">The chart on page 21 visualizes the annual mean land temperature. The <text:span text:style-name="T23">d</text:span>ata was gathered by the University of California Berkeley and the whole chart was published <text:span text:style-name="T6">in collaboration with BBC. </text:span><text:span text:style-name="T7">In The chart, you can see the yearly deviation from the average land temperature. </text:span><text:span text:style-name="T8">What is pretty obvious is the very strong upwards trend in the last 60 years. </text:span><text:span text:style-name="T9">But even before that, a few years stood out </text:span><text:span text:style-name="T10">because of their very high temperature, </text:span><text:span text:style-name="T11">however, back then there were always 20 to 50 years of very cold (eg. -1.5 - -1.0) </text:span><text:span text:style-name="T12">deviations of the average. </text:span><text:span text:style-name="T16">The chart is a simple bar chart with a </text:span><text:span text:style-name="T17">thick line in the middle, which represents the average.</text:span><text:span text:style-name="T12"> </text:span><text:span text:style-name="T13">The </text:span><text:span text:style-name="T14">chart is colored, which helps the ease of use </text:span><text:span text:style-name="T15">and instantly gives you a rough overview of the data that is presented. </text:span><text:span text:style-name="T18">All the bars that are below the average are colored blue, the ones above the average line are colored red. </text:span><text:span text:style-name="T19">The chart is in degrees Celsius with </text:span><text:span text:style-name="T20">small, gray lines at .5°C intervals. </text:span><text:span text:style-name="T21">The years at the </text:span><text:span text:style-name="T22">X axis is in 50 year intervals, without any other auxiliary lines.</text:span></text:p>
      <text:p text:style-name="P20"/>
      <text:p text:style-name="P21">Overfishing</text:p>
      <text:p text:style-name="P22">Overfishing is the term for taking out more fish then can be reborn in the same time span. <text:span text:style-name="T24">The main causes for that are the advancing technology and the rising consumption demand for fish and other seafoods. </text:span><text:span text:style-name="T30">With new fishing technology (better nets, faster trawlers) and completely new, never before seen strategies, the multimillion dollar fishing companies can catch significantly more fish then can be reproduced and all that at a lower price then ever before.</text:span></text:p>
      <text:p text:style-name="P22"/>
      <text:p text:style-name="P22"/>
      <text:p text:style-name="P22"/>
      <text:p text:style-name="P23"><text:soft-page-break/><text:span text:style-name="T30">A</text:span>rguments for a fishing-free North-sea:</text:p>
      <text:p text:style-name="P23">-<text:span text:style-name="T31">less fish caught → more sustainable ocean environment</text:span></text:p>
      <text:p text:style-name="P23"><text:span text:style-name="T31">-</text:span><text:span text:style-name="T32">less plastic nets as waste in the ocean</text:span></text:p>
      <text:p text:style-name="P23"><text:span text:style-name="T32">-</text:span><text:span text:style-name="T33">less CO² </text:span><text:span text:style-name="T26">Pol</text:span><text:span text:style-name="T27">l</text:span><text:span text:style-name="T26">ution</text:span><text:span text:style-name="T33"> in the north sea</text:span></text:p>
      <text:p text:style-name="P23"/>
      <text:p text:style-name="P31">Argumentative Essay:</text:p>
      <text:p text:style-name="P32">should fishing from big commercial vessels be forbidden?</text:p>
      <text:p text:style-name="P32"/>
      <text:p text:style-name="P28">Most fishermen say that they would lose <text:span text:style-name="T25">their</text:span> jobs by forbidding it and that they can´t find new jobs and their vessels will just sit in some harbour and r<text:span text:style-name="T34">ust. </text:span><text:span text:style-name="T35">Also all the fishermen's traditions will be lost.</text:span></text:p>
      <text:p text:style-name="P29"><text:span text:style-name="T35">G</text:span>reenpeace and other pro-enviremont organisations demand that the north-sea should be made a fishing-free area, <text:span text:style-name="T36">so that the ocean can reproduce </text:span><text:span text:style-name="T37">its fishing stocks </text:span><text:span text:style-name="T38">and after that, fishing can be started under heavy regulations again and then they will be loosened down the road.</text:span></text:p>
      <text:p text:style-name="P30">I <text:span text:style-name="T25">pe</text:span><text:span text:style-name="T28">r</text:span><text:span text:style-name="T25">sonaly</text:span> think, that fishing should be reduced, however completely closing off an area for fishing is not the way. However, regulations are almost impossible to enforce on fishing vessels, as you cant always have an inspector aboard <text:span text:style-name="T29">every single vesse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charset="x-symbol"/>
    <style:font-face style:name="Wingdings" svg:font-family="Wingdings" style:font-charset="x-symbol"/>
    <style:font-face style:name="Calibri2" svg:font-family="Calibri"/>
    <style:font-face style:name="Lohit Devanagari" svg:font-family="'Lohit Devanagari'"/>
    <style:font-face style:name="Courier New" svg:font-family="'Courier New'" style:font-adornments="Regular" style:font-pitch="fixed"/>
    <style:font-face style:name="MS Gothic" svg:font-family="'MS Gothic'" style:font-pitch="variable"/>
    <style:font-face style:name="Tahoma" svg:font-family="Tahoma" style:font-pitch="variable"/>
    <style:font-face style:name="Calibri" svg:font-family="Calibri"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opacity draw:name="Transparency_20_2" draw:display-name="Transparency 2" draw:style="linear" draw:start="50%" draw:end="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nus Horn</meta:initial-creator>
    <meta:editing-cycles>209</meta:editing-cycles>
    <meta:creation-date>2021-11-20T13:31:00</meta:creation-date>
    <dc:date>2022-03-30T15:21:23.014000000</dc:date>
    <meta:editing-duration>PT2H46M8S</meta:editing-duration>
    <meta:generator>LibreOffice/7.1.0.3$Windows_X86_64 LibreOffice_project/f6099ecf3d29644b5008cc8f48f42f4a40986e4c</meta:generator>
    <meta:document-statistic meta:table-count="1" meta:image-count="0" meta:object-count="0" meta:page-count="4" meta:paragraph-count="72" meta:word-count="1015" meta:character-count="6016" meta:non-whitespace-character-count="50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